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t teaches us one of the ways to design. It is to create your idea on paper, simulate how it works. To make any changes or take it to digital design. We recommend that the background color be the same for all p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8:23:54.171585615</meta:creation-date>
    <meta:generator>LibreOffice/6.0.7.3$Linux_X86_64 LibreOffice_project/00m0$Build-3</meta:generator>
    <dc:date>2019-09-25T18:24:42.202463456</dc:date>
    <meta:editing-duration>PT48S</meta:editing-duration>
    <meta:editing-cycles>1</meta:editing-cycles>
    <meta:document-statistic meta:table-count="0" meta:image-count="0" meta:object-count="0" meta:page-count="1" meta:paragraph-count="1" meta:word-count="43" meta:character-count="215" meta:non-whitespace-character-count="173"/>
  </office:meta>
</office:document-meta>
</file>